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Segoe UI&quot;" svg:font-family="'&quot;Segoe UI&quot;'"/>
    <style:font-face style:name="Arial" svg:font-family="Arial"/>
    <style:font-face style:name="Cambria" svg:font-family="Cambria"/>
    <style:font-face style:name="Consolas" svg:font-family="Consolas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9.188cm"/>
    </style:style>
    <style:style style:name="ro1" style:family="table-row">
      <style:table-row-properties style:row-height="1.34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d222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41e4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4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41e49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Segoe UI&quot;" fo:font-size="11pt" fo:font-style="normal" fo:text-shadow="none" style:text-underline-style="none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<text:a xlink:href="http://s.no/" xlink:type="simple">S.No</text:a></text:p>
          </table:table-cell>
          <table:table-cell table:style-name="ce3"/>
          <table:table-cell table:style-name="ce3" office:value-type="string" calcext:value-type="string">
            <text:p>Testcase_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journey_type</text:p>
          </table:table-cell>
          <table:table-cell table:style-name="ce9" office:value-type="string" calcext:value-type="string">
            <text:p>registration_number</text:p>
          </table:table-cell>
          <table:table-cell table:style-name="ce11" office:value-type="string" calcext:value-type="string">
            <text:p>make_model</text:p>
          </table:table-cell>
          <table:table-cell table:style-name="ce11" office:value-type="string" calcext:value-type="string">
            <text:p>variant</text:p>
          </table:table-cell>
          <table:table-cell table:style-name="ce11" office:value-type="string" calcext:value-type="string">
            <text:p>registration_date</text:p>
          </table:table-cell>
          <table:table-cell table:style-name="ce11" office:value-type="string" calcext:value-type="string">
            <text:p>rto</text:p>
          </table:table-cell>
          <table:table-cell table:style-name="ce11" office:value-type="string" calcext:value-type="string">
            <text:p>owned_by</text:p>
          </table:table-cell>
          <table:table-cell table:style-name="ce11" office:value-type="string" calcext:value-type="string">
            <text:p>is_ownership_changed</text:p>
          </table:table-cell>
          <table:table-cell table:style-name="ce11" office:value-type="string" calcext:value-type="string">
            <text:p>previous_expiry_date</text:p>
          </table:table-cell>
          <table:table-cell table:style-name="ce11" office:value-type="string" calcext:value-type="string">
            <text:p>offset_previous_expiry_date</text:p>
          </table:table-cell>
          <table:table-cell table:style-name="ce11" office:value-type="string" calcext:value-type="string">
            <text:p>previous_insurer</text:p>
          </table:table-cell>
          <table:table-cell table:style-name="ce11" office:value-type="string" calcext:value-type="string">
            <text:p>previous_tp_expiry_date</text:p>
          </table:table-cell>
          <table:table-cell table:style-name="ce11" office:value-type="string" calcext:value-type="string">
            <text:p>offset_previous_tp_expiry_date</text:p>
          </table:table-cell>
          <table:table-cell table:style-name="ce11" office:value-type="string" calcext:value-type="string">
            <text:p>previous_tp_insurer</text:p>
          </table:table-cell>
          <table:table-cell table:style-name="ce11" office:value-type="string" calcext:value-type="string">
            <text:p>not_sure</text:p>
          </table:table-cell>
          <table:table-cell table:style-name="ce11" office:value-type="string" calcext:value-type="string">
            <text:p>know_previous_tp_expiry_date</text:p>
          </table:table-cell>
          <table:table-cell table:style-name="ce11" office:value-type="string" calcext:value-type="string">
            <text:p>not_sure_previous_tp_expiry_date</text:p>
          </table:table-cell>
          <table:table-cell table:style-name="ce11" office:value-type="string" calcext:value-type="string">
            <text:p>claim_taken</text:p>
          </table:table-cell>
          <table:table-cell table:style-name="ce11" office:value-type="string" calcext:value-type="string">
            <text:p>previous_ncb</text:p>
          </table:table-cell>
          <table:table-cell table:style-name="ce11" office:value-type="string" calcext:value-type="string">
            <text:p>product_code</text:p>
          </table:table-cell>
          <table:table-cell table:style-name="ce11" office:value-type="string" calcext:value-type="string">
            <text:p>customer_name</text:p>
          </table:table-cell>
          <table:table-cell table:style-name="ce11" office:value-type="string" calcext:value-type="string">
            <text:p>contact_number</text:p>
          </table:table-cell>
          <table:table-cell table:style-name="ce11" office:value-type="string" calcext:value-type="string">
            <text:p>idv</text:p>
          </table:table-cell>
          <table:table-cell table:style-name="ce11" office:value-type="string" calcext:value-type="string">
            <text:p>NCB_two</text:p>
          </table:table-cell>
          <table:table-cell table:style-name="ce11" office:value-type="string" calcext:value-type="string">
            <text:p>addons</text:p>
          </table:table-cell>
          <table:table-cell table:style-name="ce11" office:value-type="string" calcext:value-type="string">
            <text:p>discounts</text:p>
          </table:table-cell>
          <table:table-cell table:style-name="ce16" office:value-type="string" calcext:value-type="string">
            <text:p>select_tab</text:p>
          </table:table-cell>
          <table:table-cell table:style-name="ce11" office:value-type="string" calcext:value-type="string">
            <text:p>email</text:p>
          </table:table-cell>
          <table:table-cell table:style-name="ce16" office:value-type="string" calcext:value-type="string">
            <text:p>kyc</text:p>
          </table:table-cell>
          <table:table-cell table:style-name="ce16" office:value-type="string" calcext:value-type="string">
            <text:p>kyc_verification</text:p>
          </table:table-cell>
          <table:table-cell table:style-name="ce11" office:value-type="string" calcext:value-type="string">
            <text:p>proposal_questions</text:p>
          </table:table-cell>
          <table:table-cell table:style-name="ce11" office:value-type="string" calcext:value-type="string">
            <text:p>is_inspection_required</text:p>
          </table:table-cell>
          <table:table-cell table:style-name="ce11" office:value-type="string" calcext:value-type="string">
            <text:p>carrier_nam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1_NB_comp</text:p>
          </table:table-cell>
          <table:table-cell table:style-name="ce4" office:value-type="string" calcext:value-type="string">
            <text:p>Policy without Add-on covers</text:p>
          </table:table-cell>
          <table:table-cell table:style-name="ce6" office:value-type="string" calcext:value-type="string">
            <text:p>ICICI_LOMBARD_TW_COMPREHENSIVE_18</text:p>
          </table:table-cell>
          <table:table-cell table:style-name="ce2" office:value-type="string" calcext:value-type="string">
            <text:p>two wheeler</text:p>
          </table:table-cell>
          <table:table-cell table:style-name="ce8" office:value-type="string" calcext:value-type="string">
            <text:p>new_journey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10"/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10" table:number-columns-repeated="12"/>
          <table:table-cell table:style-name="ce6" office:value-type="string" calcext:value-type="string">
            <text:p>ICICI_LOMBARD_TW_COMPREHENSIVE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9" office:value-type="string" calcext:value-type="string">
            <text:p>comprehensive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OVD": {"proposer_poi_document_type":"PAN Card","proposer_poa_document_type":"Aadhaar Card","proposer_phone_number":"8970985822","proposer_email":"nisha.kalpathri@riskcovry.com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3","registration_number":"","engine_number":"24234232e432532","chassis_number":"78uj2789817827829i","financier_name":"","financier_type":"","proposer_salutation":"Mr","proposer_first_name":"NISHA","proposer_dob":"28/10/1994","proposer_last_name":"KALPATHRI","proposer_gender":"Female","proposer_occupation":"Business","proposer_marital_status":"Married","proposer_email":"nisha.kalpathri@riskcovry.com","proposer_phone_number":"8970985822","address":"{\"address_line_1\":\"D/O SUBBARAO\",\"address_line_2\":\"SHIVAJI NAGAR\",\"pincode\":\"590001\",\"city\":\"Belgaum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1_NB_TP</text:p>
          </table:table-cell>
          <table:table-cell table:style-name="ce4" office:value-type="string" calcext:value-type="string">
            <text:p>Policy without Add-on covers</text:p>
          </table:table-cell>
          <table:table-cell table:style-name="ce6" office:value-type="string" calcext:value-type="string">
            <text:p>ICICI_LOMBARD_TW_THIRD_PARTY_19</text:p>
          </table:table-cell>
          <table:table-cell table:style-name="ce2" office:value-type="string" calcext:value-type="string">
            <text:p>two wheeler</text:p>
          </table:table-cell>
          <table:table-cell table:style-name="ce8" office:value-type="string" calcext:value-type="string">
            <text:p>new_journey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10"/>
          <table:table-cell table:style-name="ce2" office:value-type="string" calcext:value-type="string">
            <text:p>KA01</text:p>
          </table:table-cell>
          <table:table-cell table:style-name="ce12" office:value-type="string" calcext:value-type="string">
            <text:p>Company</text:p>
          </table:table-cell>
          <table:table-cell table:style-name="ce10" table:number-columns-repeated="12"/>
          <table:table-cell table:style-name="ce14" office:value-type="string" calcext:value-type="string">
            <text:p>ICICI_LOMBARD_TW_THIRD_PART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3" office:value-type="string" calcext:value-type="string">
            <text:p>third_party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2" office:value-type="string" calcext:value-type="string">
            <text:p>[{"PAN": {"pan": "AACCU2089E","dob": "24/02/2018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3","registration_number":"","engine_number":"32423523r325345","chassis_number":"78uj7890187uj1782","financier_name":"","financier_type":"","gstin":"27AAUFM1756H1ZT","company_name":"UMBO IDTECH PRIVATE LIMITED","proposer_email":"SUVENDU@INSURDATATECH.COM","proposer_phone_number":"8970979858","address":"{\"address_line_1\":\"1-2 JEEVAN JYOT, GRD FLOOR\",\"address_line_2\":\"11 N S ROAD\",\"pincode\":\"400049\",\"city\":\"Mumbai\",\"state\":\"Maharashtr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1_RO_comp</text:p>
          </table:table-cell>
          <table:table-cell table:style-name="ce4" office:value-type="string" calcext:value-type="string">
            <text:p>Policy without Add-on covers</text:p>
          </table:table-cell>
          <table:table-cell table:style-name="ce6" office:value-type="string" calcext:value-type="string">
            <text:p>ICICI_LOMBARD_TW_COMPREHENSIVE_20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18</text:p>
          </table:table-cell>
          <table:table-cell table:style-name="ce2" office:value-type="string" calcext:value-type="string">
            <text:p>KA01</text:p>
          </table:table-cell>
          <table:table-cell table:style-name="ce12" office:value-type="string" calcext:value-type="string">
            <text:p>Compan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6"/>
          <table:table-cell table:style-name="ce2" office:value-type="string" calcext:value-type="string">
            <text:p>No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4" office:value-type="string" calcext:value-type="string">
            <text:p>ICICI_LOMBARD_TW_COMPREHENSIVE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9" office:value-type="string" calcext:value-type="string">
            <text:p>comprehensive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2" office:value-type="string" calcext:value-type="string">
            <text:p>[{"PAN": {"pan": "AACCU2089E","dob": "24/02/2018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18","registration_number":"KA01UJ7822","engine_number":"423rwer334534","chassis_number":"67yh671897u782768","financier_name":"","financier_type":"","previous_policy_carrier_code":"Bajaj Allianz General Insurance Co. Ltd.","previous_policy_type":"comprehensive","previous_policy_number":"3dsddfssd555665","gstin":"27AAUFM1756H1ZT","company_name":"UMBO IDTECH PRIVATE LIMITED","proposer_email":"nisha.kalpathri@riskcovry.com","proposer_phone_number":"8970985822","address":"{\"address_line_1\":\"1-2 JEEVAN JYOT, GRD FLOOR\",\"address_line_2\":\"11 N S ROAD\",\"pincode\":\"400049\",\"city\":\"Mumbai\",\"state\":\"Maharashtr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1_RO_TP</text:p>
          </table:table-cell>
          <table:table-cell table:style-name="ce4" office:value-type="string" calcext:value-type="string">
            <text:p>Policy without Add-on covers</text:p>
          </table:table-cell>
          <table:table-cell table:style-name="ce6" office:value-type="string" calcext:value-type="string">
            <text:p>ICICI_LOMBARD_TW_THIRD_PARTY_21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18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6"/>
          <table:table-cell table:style-name="ce2" office:value-type="string" calcext:value-type="string">
            <text:p>No</text:p>
          </table:table-cell>
          <table:table-cell table:style-name="ce13" office:value-type="percentage" office:value="0.2" calcext:value-type="percentage">
            <text:p>20%</text:p>
          </table:table-cell>
          <table:table-cell table:style-name="ce14" office:value-type="string" calcext:value-type="string">
            <text:p>ICICI_LOMBARD_TW_THIRD_PART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3" office:value-type="string" calcext:value-type="string">
            <text:p>third_party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PAN": {"pan": "GTTPK1088Q","dob": "28/10/1994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18","registration_number":"KA01WN7822","engine_number":"23423423ewr35","chassis_number":"78uj1yh671098sw673","financier_name":"","financier_type":"","previous_policy_carrier_code":"Bajaj Allianz General Insurance Co. Ltd.","previous_policy_type":"comprehensive","previous_policy_number":"3dsddfssd555665","proposer_salutation":"Mr","proposer_first_name":"NISHA","proposer_dob":"28/10/1994","proposer_last_name":"KALPATHRI","proposer_gender":"Female","proposer_occupation":" Architect","proposer_marital_status":"Single","proposer_email":"nisha.kalpathri@riskcovry.com","proposer_phone_number":"8970985822","address":"{\"address_line_1\":\"D/O SUBBARAO\",\"address_line_2\":\"SHIVAJI NAGAR\",\"pincode\":\"590001\",\"city\":\"Belgaum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1_RO_OD</text:p>
          </table:table-cell>
          <table:table-cell table:style-name="ce4" office:value-type="string" calcext:value-type="string">
            <text:p>Policy without Add-on covers</text:p>
          </table:table-cell>
          <table:table-cell table:style-name="ce6" office:value-type="string" calcext:value-type="string">
            <text:p>ICICI_LOMBARD_TW_OD_ONLY_22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/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3"/>
          <table:table-cell table:style-name="ce2" office:value-type="string" calcext:value-type="string">
            <text:p>No</text:p>
          </table:table-cell>
          <table:table-cell table:style-name="ce13" office:value-type="percentage" office:value="0.25" calcext:value-type="percentage">
            <text:p>25%</text:p>
          </table:table-cell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PAN": {"pan": "GTTPK1088Q","dob": "28/10/1994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KA01SJ7832","engine_number":"21324wewt457865","chassis_number":"78uj1982nb2781901","financier_name":"","financier_type":"","previous_policy_type":"comprehensive","previous_tp_policy_number":"34346464564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NISHA","proposer_dob":"28/10/1994","proposer_last_name":"KALPATHRI","proposer_gender":"Female","proposer_occupation":" Architect","proposer_marital_status":"Single","proposer_email":"nisha.kalpathri@riskcovry.com","proposer_phone_number":"8970985822","address":"{\"address_line_1\":\"D/O SUBBARAO\",\"address_line_2\":\"SHIVAJI NAGAR\",\"pincode\":\"590001\",\"city\":\"Belgaum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2_NB_comp</text:p>
          </table:table-cell>
          <table:table-cell table:style-name="ce5" office:value-type="string" calcext:value-type="string">
            <text:p>Check the policy with add-on covers</text:p>
          </table:table-cell>
          <table:table-cell table:style-name="ce6" office:value-type="string" calcext:value-type="string">
            <text:p>ICICI_LOMBARD_TW_COMPREHENSIVE_23</text:p>
          </table:table-cell>
          <table:table-cell table:style-name="ce2" office:value-type="string" calcext:value-type="string">
            <text:p>two wheeler</text:p>
          </table:table-cell>
          <table:table-cell table:style-name="ce8" office:value-type="string" calcext:value-type="string">
            <text:p>new_journey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10"/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10" table:number-columns-repeated="12"/>
          <table:table-cell table:style-name="ce14" office:value-type="string" calcext:value-type="string">
            <text:p>ICICI_LOMBARD_TW_COMPREHENSIVE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2" office:value-type="string" calcext:value-type="string">
            <text:p>[{"insurance_cover_code":"COST_OF_CONSUMABLE"},{"insurance_cover_code":"ZERO_DEPRECIATION_COVER"},{"insurance_cover_code":"RETURN_TO_INVOICE"},{"insurance_cover_code":"ROAD_SIDE_ASSISTANCE"},{"insurance_cover_code":"LL_PAID_DRIVER"},{"insurance_cover_code":"PERSONAL_ACCIDENT","term":"5"},{"insurance_cover_code":"PA_UNNAMED_PASSENGER","sa":"100000"}]</text:p>
          </table:table-cell>
          <table:table-cell table:style-name="ce2" office:value-type="string" calcext:value-type="string">
            <text:p>[{"discount_code":"ANTI_THEFT_DISCOUNT"}]</text:p>
          </table:table-cell>
          <table:table-cell table:style-name="ce9" office:value-type="string" calcext:value-type="string">
            <text:p>comprehensive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PAN": {"pan": "BERPV5537B","dob": "28/02/1994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4","registration_number":"","engine_number":"42dewrwe87u78991","chassis_number":"78u78109mnz672yh17","financier_name":"","financier_type":"","proposer_salutation":"Mr","proposer_first_name":"VATHSALA","proposer_dob":"28/02/1994","proposer_last_name":"S","proposer_gender":"Male","proposer_occupation":" Architect","proposer_marital_status":"Single","proposer_email":"nisha.kalpathri@riskcovry.com","proposer_phone_number":"8970985822","address":"{\"address_line_1\":\"S O KRISHNA KUMAR MAHTO\",\"address_line_2\":\"ANDHRA THARHI MADHUBANI\",\"pincode\":\"847401\",\"city\":\"Madhubani\",\"state\":\"Bihar\"}","nominee_first_name":"dgfdgdfgf","nominee_last_name":"gdfgdfgfgf","nominee_age":"59","nominee_relation":"Father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2_NB_TP</text:p>
          </table:table-cell>
          <table:table-cell table:style-name="ce5" office:value-type="string" calcext:value-type="string">
            <text:p>Check the policy with add-on covers</text:p>
          </table:table-cell>
          <table:table-cell table:style-name="ce7" office:value-type="string" calcext:value-type="string">
            <text:p>ICICI_LOMBARD_TW_THIRD_PARTY_24</text:p>
          </table:table-cell>
          <table:table-cell table:style-name="ce2" office:value-type="string" calcext:value-type="string">
            <text:p>two wheeler</text:p>
          </table:table-cell>
          <table:table-cell table:style-name="ce8" office:value-type="string" calcext:value-type="string">
            <text:p>new_journey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10"/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10" table:number-columns-repeated="12"/>
          <table:table-cell table:style-name="ce12" office:value-type="string" calcext:value-type="string">
            <text:p>ICICI_LOMBARD_TW_THIRD_PART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2" office:value-type="string" calcext:value-type="string">
            <text:p>[{"insurance_cover_code":"LL_PAID_DRIVER"},{"insurance_cover_code":"PERSONAL_ACCIDENT","term":"5"},{"insurance_cover_code":"PA_UNNAMED_PASSENGER","sa":"100000"}]</text:p>
          </table:table-cell>
          <table:table-cell table:style-name="ce10"/>
          <table:table-cell table:style-name="ce3" office:value-type="string" calcext:value-type="string">
            <text:p>third_party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CKYC Number": {"ckyc_number":"60061639446221","dob":"23/07/2001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3","registration_number":"","engine_number":"42dqwrwe87u789q1","chassis_number":"78q78109wnz672yh17","financier_name":"","financier_type":"","proposer_salutation":"MR","proposer_first_name":"SAWAN","proposer_dob":"23/07/2001","proposer_last_name":"KUMAR","proposer_gender":"Male","proposer_occupation":"Business","proposer_marital_status":"Single","proposer_email":"nisha.kalpathri@riskcovry.com","proposer_phone_number":"8970985822","address":"{\"address_line_1\":\"S O KRISHNA KUMAR MAHTO\",\"address_line_2\":\"ANDHRA THARHI MADHUBANI\",\"pincode\":\"847401\",\"city\":\"Madhubani\",\"state\":\"Bihar\"}","nominee_first_name":"dgfdgdfgf","nominee_last_name":"gdfgdfgfgf","nominee_age":"59","nominee_relation":"Father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2_RO_comp</text:p>
          </table:table-cell>
          <table:table-cell table:style-name="ce5" office:value-type="string" calcext:value-type="string">
            <text:p>Check the policy with add-on covers</text:p>
          </table:table-cell>
          <table:table-cell table:style-name="ce2" office:value-type="string" calcext:value-type="string">
            <text:p>ICICI_LOMBARD_TW_COMPREHENSIVE_25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18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6"/>
          <table:table-cell table:style-name="ce2" office:value-type="string" calcext:value-type="string">
            <text:p>No</text:p>
          </table:table-cell>
          <table:table-cell table:style-name="ce13" office:value-type="percentage" office:value="0.35" calcext:value-type="percentage">
            <text:p>35%</text:p>
          </table:table-cell>
          <table:table-cell table:style-name="ce15" office:value-type="string" calcext:value-type="string">
            <text:p>ICICI_LOMBARD_TW_COMPREHENSIVE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2" office:value-type="string" calcext:value-type="string">
            <text:p>[{"insurance_cover_code":"COST_OF_CONSUMABLE"},{"insurance_cover_code":"ROAD_SIDE_ASSISTANCE"},{"insurance_cover_code":"LL_PAID_DRIVER"},{"insurance_cover_code":"PERSONAL_ACCIDENT"},{"insurance_cover_code":"PA_UNNAMED_PASSENGER","sa":"100000"}]</text:p>
          </table:table-cell>
          <table:table-cell table:style-name="ce2" office:value-type="string" calcext:value-type="string">
            <text:p>[{"discount_code":"ANTI_THEFT_DISCOUNT"}]</text:p>
          </table:table-cell>
          <table:table-cell table:style-name="ce9" office:value-type="string" calcext:value-type="string">
            <text:p>comprehensive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CKYC Number": {"ckyc_number":"60061639446221","dob":"23/07/2001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18","registration_number":"KA01UJ7892","engine_number":"35346fetert5464","chassis_number":"78uj2789187826782","financier_name":"","financier_type":"","previous_policy_carrier_code":"Bajaj Allianz General Insurance Co. Ltd.","previous_policy_type":"comprehensive","previous_policy_number":"3dsddfssd555665","proposer_salutation":"Mr","proposer_first_name":"SAWAN","proposer_dob":"23/07/2001","proposer_last_name":"KUMAR","proposer_gender":"Male","proposer_occupation":" Architect","proposer_marital_status":"Single","proposer_email":"nisha.kalpathri@riskcovry.com","proposer_phone_number":"8970985822","address":"{\"address_line_1\":\"S O KRISHNA KUMAR MAHTO\",\"address_line_2\":\"ANDHRA THARHI MADHUBANI\",\"pincode\":\"847401\",\"city\":\"Madhubani\",\"state\":\"Bihar\"}","nominee_first_name":"dgfdgdfgf","nominee_last_name":"gdfgdfgfgf","nominee_age":"59","nominee_relation":"Father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2_RO_TP</text:p>
          </table:table-cell>
          <table:table-cell table:style-name="ce5" office:value-type="string" calcext:value-type="string">
            <text:p>Check the policy with add-on covers</text:p>
          </table:table-cell>
          <table:table-cell table:style-name="ce6" office:value-type="string" calcext:value-type="string">
            <text:p>ICICI_LOMBARD_TW_THIRD_PARTY_26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18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6"/>
          <table:table-cell table:style-name="ce2" office:value-type="string" calcext:value-type="string">
            <text:p>No</text:p>
          </table:table-cell>
          <table:table-cell table:style-name="ce13" office:value-type="percentage" office:value="0.45" calcext:value-type="percentage">
            <text:p>45%</text:p>
          </table:table-cell>
          <table:table-cell table:style-name="ce14" office:value-type="string" calcext:value-type="string">
            <text:p>ICICI_LOMBARD_TW_THIRD_PART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15" office:value-type="string" calcext:value-type="string">
            <text:p>[{"insurance_cover_code":"LL_PAID_DRIVER"},{"insurance_cover_code":"PERSONAL_ACCIDENT"},{"insurance_cover_code":"PA_UNNAMED_PASSENGER","sa":"100000"}]</text:p>
          </table:table-cell>
          <table:table-cell table:style-name="ce10"/>
          <table:table-cell table:style-name="ce3" office:value-type="string" calcext:value-type="string">
            <text:p>third_party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CKYC Number": {"ckyc_number":"60061639446221","dob":"23/07/2001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18","registration_number":"MH01MJ7892","engine_number":"243e343534534","chassis_number":"78uj7829ik8298uj782","financier_name":"sfsfs","financier_type":"Hypothecated","previous_policy_carrier_code":"Bajaj Allianz General Insurance Co. Ltd.","previous_policy_type":"comprehensive","previous_policy_number":"3dsddfssd555665","proposer_salutation":"Mr","proposer_first_name":"SAWAN","proposer_dob":"23/07/2001","proposer_last_name":"KUMAR","proposer_gender":"Male","proposer_occupation":" Architect","proposer_marital_status":"Single","proposer_email":"nisha.kalpathri@riskcovry.com","proposer_phone_number":"8970985822","address":"{\"address_line_1\":\"S O KRISHNA KUMAR MAHTO\",\"address_line_2\":\"ANDHRA THARHI MADHUBANI\",\"pincode\":\"847401\",\"city\":\"Madhubani\",\"state\":\"Bihar\"}","nominee_first_name":"dgfdgdfgf","nominee_last_name":"gdfgdfgfgf","nominee_age":"59","nominee_relation":"Father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2_RO_OD</text:p>
          </table:table-cell>
          <table:table-cell table:style-name="ce5" office:value-type="string" calcext:value-type="string">
            <text:p>Check the policy with add-on covers</text:p>
          </table:table-cell>
          <table:table-cell table:style-name="ce6" office:value-type="string" calcext:value-type="string">
            <text:p>ICICI_LOMBARD_TW_OD_ONLY_27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/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 table:number-columns-repeated="2"/>
          <table:table-cell table:style-name="ce2" office:value-type="string" calcext:value-type="string">
            <text:p>No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2" office:value-type="string" calcext:value-type="string">
            <text:p>[{"insurance_cover_code":"COST_OF_CONSUMABLE"},{"insurance_cover_code":"ZERO_DEPRECIATION_COVER"},{"insurance_cover_code":"RETURN_TO_INVOICE"},{"insurance_cover_code":"ROAD_SIDE_ASSISTANCE"}]</text:p>
          </table:table-cell>
          <table:table-cell table:style-name="ce2" office:value-type="string" calcext:value-type="string">
            <text:p>[{"discount_code":"ANTI_THEFT_DISCOUNT","sa":""}]</text:p>
          </table:table-cell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CKYC Number": {"ckyc_number":"60061639446221","dob":"23/07/2001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MH01MM8992","engine_number":"243e3435345343wrw","chassis_number":"78uj7229ik829suj782","financier_name":"","financier_type":"","previous_policy_type":"comprehensive","previous_tp_policy_number":"345353646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SAWAN","proposer_dob":"23/07/2001","proposer_last_name":"KUMAR","proposer_gender":"Male","proposer_occupation":" Architect","proposer_marital_status":"Married","proposer_email":"nisha.kalpathri@riskcovry.com","proposer_phone_number":"8970985822","address":"{\"address_line_1\":\"S O KRISHNA KUMAR MAHTO\",\"address_line_2\":\"ANDHRA THARHI MADHUBANI\",\"pincode\":\"847401\",\"city\":\"Madhubani\",\"state\":\"Bihar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 Break-In scenario</text:p>
          </table:table-cell>
          <table:table-cell table:style-name="ce6" office:value-type="string" calcext:value-type="string">
            <text:p>ICICI_LOMBARD_TW_OD_ONLY_28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/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3"/>
          <table:table-cell table:style-name="ce2" office:value-type="string" calcext:value-type="string">
            <text:p>No</text:p>
          </table:table-cell>
          <table:table-cell table:style-name="ce13" office:value-type="percentage" office:value="0.25" calcext:value-type="percentage">
            <text:p>25%</text:p>
          </table:table-cell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PAN": {"pan": "GTTPK1088Q","dob": "28/10/1994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KA01SJ7832","engine_number":"21324wewt457865","chassis_number":"78uj1982nd2781901","financier_name":"","financier_type":"","previous_policy_type":"comprehensive","previous_tp_policy_number":"34346464564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NISHA","proposer_dob":"28/10/1994","proposer_last_name":"KALPATHRI","proposer_gender":"Female","proposer_occupation":" Architect","proposer_marital_status":"Single","proposer_email":"nisha.kalpathri@riskcovry.com","proposer_phone_number":"8970985822","address":"{\"address_line_1\":\"D/O SUBBARAO\",\"address_line_2\":\"SHIVAJI NAGAR\",\"pincode\":\"590001\",\"city\":\"Belgaum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ith Claim as True</text:p>
          </table:table-cell>
          <table:table-cell table:style-name="ce6" office:value-type="string" calcext:value-type="string">
            <text:p>ICICI_LOMBARD_TW_OD_ONLY_29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/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3"/>
          <table:table-cell table:style-name="ce2" office:value-type="string" calcext:value-type="string">
            <text:p>Yes</text:p>
          </table:table-cell>
          <table:table-cell table:style-name="ce13" office:value-type="percentage" office:value="0.25" calcext:value-type="percentage">
            <text:p>25%</text:p>
          </table:table-cell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PAN": {"pan": "GTTPK1088Q","dob": "28/10/1994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KA01SJ7832","engine_number":"21324wewt457865","chassis_number":"78uj1982nd2781901","financier_name":"","financier_type":"","previous_policy_type":"comprehensive","previous_tp_policy_number":"34346464564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NISHA","proposer_dob":"28/10/1994","proposer_last_name":"KALPATHRI","proposer_gender":"Female","proposer_occupation":" Architect","proposer_marital_status":"Single","proposer_email":"nisha.kalpathri@riskcovry.com","proposer_phone_number":"8970985822","address":"{\"address_line_1\":\"D/O SUBBARAO\",\"address_line_2\":\"SHIVAJI NAGAR\",\"pincode\":\"590001\",\"city\":\"Belgaum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ithout claim</text:p>
          </table:table-cell>
          <table:table-cell table:style-name="ce6" office:value-type="string" calcext:value-type="string">
            <text:p>ICICI_LOMBARD_TW_OD_ONLY_30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/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3"/>
          <table:table-cell table:style-name="ce2" office:value-type="string" calcext:value-type="string">
            <text:p>No</text:p>
          </table:table-cell>
          <table:table-cell table:style-name="ce13" office:value-type="percentage" office:value="0.35" calcext:value-type="percentage">
            <text:p>35%</text:p>
          </table:table-cell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3" office:value-type="string" calcext:value-type="string">
            <text:p>[{"Aadhaar":{"aadhaar":"651972736189","dob":"06/04/1992","first_name":"sahaja","last_name":"c","gender":"Female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KA01QM8902","engine_number":"32423243253w3","chassis_number":"78uj782891ue782782","financier_name":"","financier_type":"","previous_policy_type":"comprehensive","previous_tp_policy_number":"3435353634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SAHAJA","proposer_dob":"06/04/1992","proposer_last_name":"C","proposer_gender":"Female","proposer_occupation":" Architect","proposer_marital_status":"Married","proposer_email":"nisha.kalpathri@riskcovry.com","proposer_phone_number":"8970985822","address":"{\"address_line_1\":\"SIRENA TECHNOLOGY L12 DIAMOND DISTRICT\",\"address_line_2\":\"OLD AIRPORT ROAD\",\"pincode\":\"560008\",\"city\":\"Bangalore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6 more than 90 days </text:p>
          </table:table-cell>
          <table:table-cell table:style-name="ce4" office:value-type="string" calcext:value-type="string">
            <text:p>Break-In scenario</text:p>
          </table:table-cell>
          <table:table-cell table:style-name="ce6" office:value-type="string" calcext:value-type="string">
            <text:p>ICICI_LOMBARD_TW_OD_ONLY_31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7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-91" calcext:value-type="float">
            <text:p>-91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2" office:value-type="string" calcext:value-type="string">
            <text:p>27/11/2027</text:p>
          </table:table-cell>
          <table:table-cell table:style-name="ce10"/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3"/>
          <table:table-cell table:style-name="ce2" office:value-type="string" calcext:value-type="string">
            <text:p>No</text:p>
          </table:table-cell>
          <table:table-cell table:style-name="ce13" office:value-type="percentage" office:value="0.35" calcext:value-type="percentage">
            <text:p>35%</text:p>
          </table:table-cell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3" office:value-type="string" calcext:value-type="string">
            <text:p>[{"Aadhaar":{"aadhaar":"651972736189","dob":"06/04/1992","first_name":"sahaja","last_name":"c","gender":"Female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KA01QM8902","engine_number":"32423243253w3","chassis_number":"78uj782891ue782782","financier_name":"","financier_type":"","previous_policy_type":"comprehensive","previous_tp_policy_number":"3435353634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SAHAJA","proposer_dob":"06/04/1992","proposer_last_name":"C","proposer_gender":"Female","proposer_occupation":" Architect","proposer_marital_status":"Married","proposer_email":"nisha.kalpathri@riskcovry.com","proposer_phone_number":"8970985822","address":"{\"address_line_1\":\"SIRENA TECHNOLOGY L12 DIAMOND DISTRICT\",\"address_line_2\":\"OLD AIRPORT ROAD\",\"pincode\":\"560008\",\"city\":\"Bangalore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6 not sure</text:p>
          </table:table-cell>
          <table:table-cell table:style-name="ce4" office:value-type="string" calcext:value-type="string">
            <text:p>Break-In scenario</text:p>
          </table:table-cell>
          <table:table-cell table:style-name="ce6" office:value-type="string" calcext:value-type="string">
            <text:p>ICICI_LOMBARD_TW_OD_ONLY_32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7/2022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10" table:number-columns-repeated="6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10"/>
          <table:table-cell table:style-name="ce2" office:value-type="string" calcext:value-type="string">
            <text:p>No</text:p>
          </table:table-cell>
          <table:table-cell table:style-name="ce13"/>
          <table:table-cell table:style-name="ce14" office:value-type="string" calcext:value-type="string">
            <text:p>ICICI_LOMBARD_TW_OD_ONLY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4"/>
          <table:table-cell table:style-name="ce2" office:value-type="string" calcext:value-type="string">
            <text:p>OD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3" office:value-type="string" calcext:value-type="string">
            <text:p>[{"Aadhaar":{"aadhaar":"651972736189","dob":"06/04/1992","first_name":"sahaja","last_name":"c","gender":"Female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2","registration_number":"KA01QM8902","engine_number":"3242324s253w3","chassis_number":"78uj782091ue782782","financier_name":"","financier_type":"","previous_policy_type":"comprehensive","previous_tp_policy_number":"3435353634","previous_tp_policy_carrier_code":"Bajaj Allianz General Insurance Co. Ltd.","previous_tp_policy_expiry_date":"27/11/2027","previous_tp_policy_start_date":"28/11/2022","previous_policy_number":"3dsddfssd555665","previous_policy_expiry_date":"27/11/2023","previous_policy_carrier_code":"Bajaj Allianz General Insurance Co. Ltd.","proposer_salutation":"MR","proposer_first_name":"SAHAJA","proposer_dob":"06/04/1992","proposer_last_name":"C","proposer_gender":"Female","proposer_occupation":" Architect","proposer_marital_status":"Married","proposer_email":"nisha.kalpathri@riskcovry.com","proposer_phone_number":"8970985822","address":"{\"address_line_1\":\"SIRENA TECHNOLOGY L12 DIAMOND DISTRICT\",\"address_line_2\":\"OLD AIRPORT ROAD\",\"pincode\":\"560008\",\"city\":\"Bangalore\",\"state\":\"Karnataka\"}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3">
          <table:table-cell table:style-name="ce2" office:value-type="string" calcext:value-type="string">
            <text:p>7_NB</text:p>
          </table:table-cell>
          <table:table-cell table:style-name="ce4" office:value-type="string" calcext:value-type="string">
            <text:p>Selection of Add-on Covers with vehicle age</text:p>
          </table:table-cell>
          <table:table-cell table:style-name="ce6" office:value-type="string" calcext:value-type="string">
            <text:p>ICICI_LOMBARD_TW_COMPREHENSIVE_33</text:p>
          </table:table-cell>
          <table:table-cell table:style-name="ce2" office:value-type="string" calcext:value-type="string">
            <text:p>two wheeler</text:p>
          </table:table-cell>
          <table:table-cell table:style-name="ce8" office:value-type="string" calcext:value-type="string">
            <text:p>new_journey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10"/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10" table:number-columns-repeated="12"/>
          <table:table-cell table:style-name="ce14" office:value-type="string" calcext:value-type="string">
            <text:p>ICICI_LOMBARD_TW_COMPREHENSIVE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2" office:value-type="string" calcext:value-type="string">
            <text:p>[{"insurance_cover_code":"COST_OF_CONSUMABLE"},{"insurance_cover_code":"ZERO_DEPRECIATION_COVER"},{"insurance_cover_code":"RETURN_TO_INVOICE"},{"insurance_cover_code":"ROAD_SIDE_ASSISTANCE"},{"insurance_cover_code":"LL_PAID_DRIVER"},{"insurance_cover_code":"PERSONAL_ACCIDENT","term":"5"},{"insurance_cover_code":"PA_UNNAMED_PASSENGER","sa":"100000"}]</text:p>
          </table:table-cell>
          <table:table-cell table:style-name="ce2" office:value-type="string" calcext:value-type="string">
            <text:p>[{"discount_code":"ANTI_THEFT_DISCOUNT"}]</text:p>
          </table:table-cell>
          <table:table-cell table:style-name="ce9" office:value-type="string" calcext:value-type="string">
            <text:p>comprehensive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CKYC Number": {"ckyc_number":"60061639446221","dob":"23/07/2001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23","registration_number":"","engine_number":"42dewrwe87u78991","chassis_number":"78u78109mnz672yh17","financier_name":"","financier_type":"","proposer_salutation":"Mr","proposer_first_name":"SAWAN","proposer_dob":"23/07/2001","proposer_last_name":"KUMAR","proposer_gender":"Male","proposer_occupation":" Architect","proposer_marital_status":"Single","proposer_email":"nisha.kalpathri@riskcovry.com","proposer_phone_number":"8970985822","address":"{\"address_line_1\":\"S O KRISHNA KUMAR MAHTO\",\"address_line_2\":\"ANDHRA THARHI MADHUBANI\",\"pincode\":\"847401\",\"city\":\"Madhubani\",\"state\":\"Bihar\"}","nominee_first_name":"dgfdgdfgf","nominee_last_name":"gdfgdfgfgf","nominee_age":"59","nominee_relation":"Father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3">
          <table:table-cell table:style-name="ce2" office:value-type="string" calcext:value-type="string">
            <text:p>7_RO</text:p>
          </table:table-cell>
          <table:table-cell table:style-name="ce4" office:value-type="string" calcext:value-type="string">
            <text:p>Selection of Add-on Covers with vehicle age</text:p>
          </table:table-cell>
          <table:table-cell table:style-name="ce2" office:value-type="string" calcext:value-type="string">
            <text:p>ICICI_LOMBARD_TW_COMPREHENSIVE_34</text:p>
          </table:table-cell>
          <table:table-cell table:style-name="ce2" office:value-type="string" calcext:value-type="string">
            <text:p>two wheeler</text:p>
          </table:table-cell>
          <table:table-cell table:style-name="ce9" office:value-type="string" calcext:value-type="string">
            <text:p>without_registration</text:p>
          </table:table-cell>
          <table:table-cell table:style-name="ce10"/>
          <table:table-cell table:style-name="ce2" office:value-type="string" calcext:value-type="string">
            <text:p>HONDA ACTIVA</text:p>
          </table:table-cell>
          <table:table-cell table:style-name="ce2" office:value-type="string" calcext:value-type="string">
            <text:p>3G (CC - 109 Seat Cap - 2 Fuel - Petrol)</text:p>
          </table:table-cell>
          <table:table-cell table:style-name="ce2" office:value-type="string" calcext:value-type="string">
            <text:p>28/08/2018</text:p>
          </table:table-cell>
          <table:table-cell table:style-name="ce2" office:value-type="string" calcext:value-type="string">
            <text:p>KA01</text:p>
          </table:table-cell>
          <table:table-cell table:style-name="ce7" office:value-type="string" calcext:value-type="string">
            <text:p>Individua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27/11/20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jaj Allianz General Insurance Co. Ltd.</text:p>
          </table:table-cell>
          <table:table-cell table:style-name="ce10" table:number-columns-repeated="6"/>
          <table:table-cell table:style-name="ce2" office:value-type="string" calcext:value-type="string">
            <text:p>No</text:p>
          </table:table-cell>
          <table:table-cell table:style-name="ce13" office:value-type="percentage" office:value="0.35" calcext:value-type="percentage">
            <text:p>35%</text:p>
          </table:table-cell>
          <table:table-cell table:style-name="ce15" office:value-type="string" calcext:value-type="string">
            <text:p>ICICI_LOMBARD_TW_COMPREHENSIVE</text:p>
          </table:table-cell>
          <table:table-cell table:style-name="ce3" office:value-type="string" calcext:value-type="string">
            <text:p>Nisha</text:p>
          </table:table-cell>
          <table:table-cell table:style-name="ce3" office:value-type="float" office:value="8970985822" calcext:value-type="float">
            <text:p>8970985822</text:p>
          </table:table-cell>
          <table:table-cell table:style-name="ce10" table:number-columns-repeated="2"/>
          <table:table-cell table:style-name="ce2" office:value-type="string" calcext:value-type="string">
            <text:p>[{"insurance_cover_code":"COST_OF_CONSUMABLE"},{"insurance_cover_code":"ROAD_SIDE_ASSISTANCE"},{"insurance_cover_code":"LL_PAID_DRIVER"},{"insurance_cover_code":"PERSONAL_ACCIDENT"},{"insurance_cover_code":"PA_UNNAMED_PASSENGER","sa":"100000"}]</text:p>
          </table:table-cell>
          <table:table-cell table:style-name="ce2" office:value-type="string" calcext:value-type="string">
            <text:p>[{"discount_code":"ANTI_THEFT_DISCOUNT"}]</text:p>
          </table:table-cell>
          <table:table-cell table:style-name="ce9" office:value-type="string" calcext:value-type="string">
            <text:p>comprehensive</text:p>
          </table:table-cell>
          <table:table-cell table:style-name="ce17" office:value-type="string" calcext:value-type="string">
            <text:p>nisha.kalpathri@riskcovry.com</text:p>
          </table:table-cell>
          <table:table-cell table:style-name="ce17" office:value-type="string" calcext:value-type="string">
            <text:p>[{"CKYC Number": {"ckyc_number":"60061639446221","dob":"23/07/2001"}}]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{"manufacturing_year":"2018","registration_number":"KA01UJ7892","engine_number":"35346fetert5464","chassis_number":"78uj2789187826782","financier_name":"","financier_type":"","previous_policy_carrier_code":"Bajaj Allianz General Insurance Co. Ltd.","previous_policy_type":"comprehensive","previous_policy_number":"3dsddfssd555665","proposer_salutation":"Mr","proposer_first_name":"SAWAN","proposer_dob":"23/07/2001","proposer_last_name":"KUMAR","proposer_gender":"Male","proposer_occupation":" Architect","proposer_marital_status":"Single","proposer_email":"nisha.kalpathri@riskcovry.com","proposer_phone_number":"8970985822","address":"{\"address_line_1\":\"S O KRISHNA KUMAR MAHTO\",\"address_line_2\":\"ANDHRA THARHI MADHUBANI\",\"pincode\":\"847401\",\"city\":\"Madhubani\",\"state\":\"Bihar\"}","nominee_first_name":"dgfdgdfgf","nominee_last_name":"gdfgdfgfgf","nominee_age":"59","nominee_relation":"Father"}</text:p>
          </table:table-cell>
          <table:table-cell table:style-name="ce2" office:value-type="string" calcext:value-type="string">
            <text:p>No</text:p>
          </table:table-cell>
          <table:table-cell table:style-name="ce18" office:value-type="string" calcext:value-type="string">
            <text:p>ICICI Lombard General Insurance</text:p>
          </table:table-cell>
          <table:table-cell table:number-columns-repeated="987"/>
        </table:table-row>
        <table:table-row table:style-name="ro4" table:number-rows-repeated="1048552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Segoe UI&quot;" svg:font-family="'&quot;Segoe UI&quot;'"/>
    <style:font-face style:name="Arial" svg:font-family="Arial"/>
    <style:font-face style:name="Cambria" svg:font-family="Cambria"/>
    <style:font-face style:name="Consolas" svg:font-family="Consolas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month number:style="long"/>
      <number:text>/</number:text>
      <number:day number:style="long"/>
      <number:text>/</number:text>
      <number:year number:style="long"/>
    </number:dat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8:45:13.989689436</meta:creation-date>
    <dc:date>2025-05-24T22:56:16.070497584</dc:date>
    <meta:editing-duration>PT8M51S</meta:editing-duration>
    <meta:editing-cycles>1</meta:editing-cycles>
    <meta:document-statistic meta:table-count="1" meta:cell-count="466" meta:object-count="0"/>
    <meta:generator>LibreOffice/7.3.7.2$Linux_X86_64 LibreOffice_project/30$Build-2</meta:generator>
  </office:meta>
</office:document-meta>
</file>